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eanRegistrationCodeFragmentsTests.getTargetOnConstructorToPublicGenericFactoryBeanWithBoundExtractTargetFromFactory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eanRegistrationCodeFragmentsTests.getTargetOnConstructorToProtected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eanRegistrationCodeFragmentsTests.getTargetOnConstructorToPublicGenericFactoryBeanExtractTargetFromFactory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eanRegistrationCodeFragmentsTests.registerTestBean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eanRegistrationCodeFragmentsTests.assertTarget( ClassName target , Class &lt; ?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RegistrationCodeFragmentsTests.getTargetOnConstructorWithInnerBeanOnTypeInJava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BeanRegistrationCodeFragmentsTests.getTargetOnConstructorWithInnerBeanInJava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eanRegistrationCodeFragmentsTests.getTargetOnMethodWithInnerBeanInRegular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eanRegistrationCodeFragmentsTests.getTargetOnConstructorWithInnerBeanOnFactoryBeanOnTypeInRegular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BeanRegistrationCodeFragmentsTests.getTargetOnConstructorToPublicGenericFactoryBeanUseBeanTypeAs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vilegedTestBean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RegistrationCodeFragmentsTests.getTargetOnMethodWithInnerBeanInJava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BeanRegistrationCodeFragmentsTests.getTargetO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eanRegistrationCodeFragmentsTests.getTargetOnConstructorToPublic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eanRegistrationCodeFragmentsTests.getTarget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BeanRegistrationCodeFragmentsTests.registerTestBean( ResolvableType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eanRegistrationCodeFragmentsTests.getTargetOnConstructorWithInnerBeanInRegular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vilegedTestBea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RegistrationCodeFragmentsTests.createInstance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eanRegistrationCodeFragmentsTests.crea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